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835in"/>
    </style:style>
    <style:style style:name="co3" style:family="table-column">
      <style:table-column-properties fo:break-before="auto" style:column-width="2.7555in"/>
    </style:style>
    <style:style style:name="co4" style:family="table-column">
      <style:table-column-properties fo:break-before="auto" style:column-width="1.1134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color="#000000" style:font-name="Calibri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fo:font-style="normal" style:font-style-asian="normal" style:font-style-complex="normal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fo:font-style="italic" style:font-style-asian="italic" style:font-style-complex="italic"/>
    </style:style>
    <style:style style:name="T4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20"/>
          <table:table-cell table:number-columns-repeated="997"/>
        </table:table-row>
        <table:table-row table:style-name="ro3" table:number-rows-repeated="998">
          <table:table-cell table:style-name="ce3" table:number-columns-repeated="27"/>
          <table:table-cell table:number-columns-repeated="99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undwater Quality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<text:span text:style-name="T1">One of the following:</text:span></text:p>
            <text:p><text:span text:style-name="T1">• (blank)</text:span></text:p>
            <text:p><text:span text:style-name="T1">• S/m</text:span></text:p>
            <text:p><text:span text:style-name="T1">• μS/cm</text:span></text:p>
            <text:p><text:span text:style-name="T1">• </text:span><text:span text:style-name="T2">°</text:span><text:span text:style-name="T3">C</text:span></text:p>
            <text:p><text:span text:style-name="T1">• °F</text:span></text:p>
            <text:p><text:span text:style-name="T1">• °K</text:span></text:p>
            <text:p><text:span text:style-name="T1">• mg/L</text:span></text:p>
            <text:p><text:span text:style-name="T1">• ppm</text:span></text:p>
            <text:p><text:span text:style-name="T1">• ng/L</text:span></text:p>
            <text:p><text:span text:style-name="T1">• μg/L</text:span></text:p>
            <text:p><text:span text:style-name="T1">• cfu per mL</text:span></text:p>
            <text:p><text:span text:style-name="T1">• cfu per 100 ml</text:span>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20"/>
          <table:table-cell table:number-columns-repeated="997"/>
        </table:table-row>
        <table:table-row table:style-name="ro3" table:number-rows-repeated="998">
          <table:table-cell table:style-name="ce3" table:number-columns-repeated="27"/>
          <table:table-cell table:number-columns-repeated="99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bstraction-Discharge" table:style-name="ta3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<text:span text:style-name="T1">Unit must be either:</text:span></text:p>
            <text:p><text:span text:style-name="T1">• m</text:span><text:span text:style-name="T2">³/s</text:span></text:p>
            <text:p><text:span text:style-name="T4">• m³/m</text:span></text:p>
            <text:p><text:span text:style-name="T4">• m³/h</text:span></text:p>
            <text:p><text:span text:style-name="T4">• m³/d</text:span></text:p>
            <text:p><text:span text:style-name="T1">• ft³/s</text:span></text:p>
            <text:p><text:span text:style-name="T1">• ft³/m</text:span></text:p>
            <text:p><text:span text:style-name="T1">• ft³/h</text:span></text:p>
            <text:p><text:span text:style-name="T1">• ft³/d</text:span></text:p>
            <text:p><text:span text:style-name="T1">• L/s</text:span></text:p>
            <text:p><text:span text:style-name="T1">• L/m</text:span></text:p>
            <text:p><text:span text:style-name="T1">• L/h</text:span></text:p>
            <text:p><text:span text:style-name="T1">• L/d</text:span>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20"/>
          <table:table-cell table:number-columns-repeated="997"/>
        </table:table-row>
        <table:table-row table:style-name="ro3" table:number-rows-repeated="998">
          <table:table-cell table:style-name="ce3" table:number-columns-repeated="27"/>
          <table:table-cell table:number-columns-repeated="99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5T07:58:24</meta:creation-date>
    <meta:initial-creator>IGRAC</meta:initial-creator>
    <meta:generator>LibreOffice/7.3.7.2$Linux_X86_64 LibreOffice_project/30$Build-2</meta:generator>
    <dc:date>2025-02-25T14:02:38.694020380</dc:date>
    <meta:editing-duration>PT21S</meta:editing-duration>
    <meta:editing-cycles>3</meta:editing-cycles>
    <meta:document-statistic meta:table-count="3" meta:cell-count="42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